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0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47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24.25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to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style:font-weight-complex="bold" fo:language="fr" fo:country="FR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font-weight-asian="bold" fo:font-weight="bold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/>
    </style:style>
    <style:style style:name="T7" style:family="text">
      <style:text-properties fo:language="fr" fo:country="FR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 style:font-weight-complex="normal" style:font-weight-asian="normal" fo:font-weight="normal"/>
    </style:style>
    <style:style style:name="T8" style:family="text">
      <style:text-properties fo:language="fr" fo:country="FR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 style:font-weight-complex="normal" style:font-weight-asian="normal" fo:font-weight="normal" style:font-name="Liberation Sans"/>
    </style:style>
    <style:style style:name="T9" style:family="text">
      <style:text-properties fo:language="fr" fo:country="FR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text-overline-style="none" style:text-overline-color="font-color" style:text-emphasize="none" style:font-style-complex="normal" style:font-style-asian="normal" style:font-size-complex="10pt" style:font-size-asian="10pt" style:font-name-complex="Lohit Devanagari" style:font-name-asian="AR PL SungtiL GB" style:font-relief="none" style:font-name="Liberation Sans" fo:font-weight="bold" style:font-weight-asian="bold" style:font-weight-complex="bold"/>
    </style:style>
    <style:style style:name="T10" style:family="text">
      <style:text-properties style:text-emphasize="none" style:font-weight-complex="bold" style:font-weight-asian="bold" fo:font-weight="bold" style:font-name="Liberation Sans" style:font-relief="none" style:font-name-asian="AR PL SungtiL GB" style:font-name-complex="Lohit Devanagari" style:font-size-asian="10pt" style:font-size-complex="10pt" style:font-style-asian="normal" style:font-style-complex="normal" fo:language="fr" fo:country="FR" style:text-overline-style="none" style:text-overline-color="font-color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11" style:family="text">
      <style:text-properties style:font-weight-complex="bold" fo:font-weight="bold" style:font-weight-asian="bold"/>
    </style:style>
    <style:style style:name="T12" style:family="text">
      <style:text-properties style:font-weight-complex="normal" fo:font-weight="normal" style:font-weight-asian="normal"/>
    </style:style>
    <style:style style:name="T13" style:family="text">
      <style:text-properties fo:font-weight="bold" style:font-weight-complex="bold" style:font-weight-asian="bold"/>
    </style:style>
    <style:style style:name="T14" style:family="text">
      <style:text-properties fo:font-weight="normal" style:font-weight-complex="normal" style:font-weight-asian="normal"/>
    </style:style>
    <style:style style:name="T15" style:family="text">
      <style:text-properties style:font-weight-asian="normal" fo:font-weight="normal" style:font-weight-complex="normal"/>
    </style:style>
    <style:style style:name="T16" style:family="text">
      <style:text-properties style:font-weight-asian="bold" style:font-weight-complex="bold" fo:font-weight="bold"/>
    </style:style>
    <style:style style:name="T17" style:family="text">
      <style:text-properties style:font-weight-complex="normal" style:font-weight-asian="normal" fo:font-weight="normal"/>
    </style:style>
    <style:style style:name="T18" style:family="text">
      <style:text-properties style:font-weight-complex="bold" style:font-weight-asian="bold" fo:font-weight="bold"/>
    </style:style>
    <style:style style:name="T19" style:family="text">
      <style:text-properties style:font-weight-asian="bold" fo:font-weight="bold" style:font-weight-complex="bold"/>
    </style:style>
    <style:style style:name="T20" style:family="text">
      <style:text-properties style:font-weight-asian="normal" style:font-weight-complex="normal" fo:font-weight="normal"/>
    </style:style>
    <style:style style:name="T21" style:family="text">
      <style:text-properties style:text-line-through-type="none" style:font-weight-complex="bold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fo:font-weight="bold" style:font-weight-asian="bold" style:language-complex="hi" style:country-complex="IN" style:language-asian="zh" style:country-asian="CN"/>
    </style:style>
    <style:style style:name="T22" style:family="text">
      <style:text-properties style:text-line-through-type="none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style:language-complex="hi" style:country-complex="IN" style:language-asian="zh" style:country-asian="CN" style:font-weight-asian="normal" fo:font-weight="normal" style:font-weight-complex="normal"/>
    </style:style>
    <style:style style:name="T23" style:family="text">
      <style:text-properties style:text-line-through-type="none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style:language-complex="hi" style:country-complex="IN" style:language-asian="zh" style:country-asian="CN" fo:font-weight="bold" style:font-weight-asian="bold" style:font-weight-complex="bold"/>
    </style:style>
    <style:style style:name="T24" style:family="text">
      <style:text-properties style:text-line-through-type="none" style:font-name="Liberation Sans" style:font-relief="none" style:text-emphasize="none" style:font-style-complex="normal" style:font-style-asian="normal" style:font-size-asian="10pt" style:text-overline-style="none" style:text-overline-color="font-color" style:font-size-complex="10pt" style:text-underline-style="none" style:text-underline-color="font-color" style:font-name-complex="Lohit Devanagari" fo:font-size="10pt" fo:font-style="normal" style:text-outline="false" fo:text-shadow="none" style:text-line-through-mode="continuous" fo:language="fr" fo:country="FR" style:font-name-asian="AR PL SungtiL GB" style:language-complex="hi" style:country-complex="IN" style:language-asian="zh" style:country-asian="CN" fo:font-weight="normal" style:font-weight-asian="normal" style:font-weight-complex="normal"/>
    </style:style>
    <style:style style:name="T25" style:family="text">
      <style:text-properties style:font-name-asian="AR PL SungtiL GB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26" style:family="text">
      <style:text-properties style:font-name-asian="AR PL SungtiL GB" style:font-weight-asian="normal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fo:font-weight="normal" style:font-weight-complex="normal"/>
    </style:style>
    <style:style style:name="T27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weight="bold" fo:font-style="normal" style:font-style-complex="normal" style:text-overline-style="none" style:text-overline-color="font-color" style:text-emphasize="none" style:language-asian="zh" style:country-asian="CN" style:font-weight-asian="bold" fo:language="fr" fo:country="FR" style:text-outline="false" style:font-name="Liberation Sans" style:font-weight-complex="bold" style:text-underline-style="none" style:text-underline-color="font-color" style:text-line-through-type="none" style:text-line-through-mode="continuous"/>
    </style:style>
    <style:style style:name="T28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style="normal" style:font-style-complex="normal" style:text-overline-style="none" style:text-overline-color="font-color" style:text-emphasize="none" style:language-asian="zh" style:country-asian="CN" fo:language="fr" fo:country="FR" style:text-outline="false" style:font-name="Liberation Sans" style:text-underline-style="none" style:text-underline-color="font-color" style:text-line-through-type="none" style:text-line-through-mode="continuous" style:font-weight-complex="normal" style:font-weight-asian="normal" fo:font-weight="normal"/>
    </style:style>
    <style:style style:name="T29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style="normal" style:font-style-complex="normal" style:text-overline-style="none" style:text-overline-color="font-color" style:text-emphasize="none" style:language-asian="zh" style:country-asian="CN" fo:language="fr" fo:country="FR" style:text-outline="false" style:text-underline-style="none" style:text-underline-color="font-color" style:text-line-through-type="none" style:text-line-through-mode="continuous" style:font-weight-complex="normal" style:font-weight-asian="normal" fo:font-weight="normal" style:font-name="Liberation Sans"/>
    </style:style>
    <style:style style:name="T30" style:family="text">
      <style:text-properties fo:text-shadow="none" style:language-complex="hi" style:country-complex="IN" style:font-name-asian="AR PL SungtiL GB" style:font-style-asian="normal" style:font-relief="none" style:font-name-complex="Lohit Devanagari" style:font-size-asian="10pt" style:font-size-complex="10pt" fo:font-size="10pt" fo:font-style="normal" style:font-style-complex="normal" style:text-overline-style="none" style:text-overline-color="font-color" style:text-emphasize="none" style:language-asian="zh" style:country-asian="CN" fo:language="fr" fo:country="FR" style:text-outline="false" style:text-underline-style="none" style:text-underline-color="font-color" style:text-line-through-type="none" style:text-line-through-mode="continuous" style:font-name="Liberation Sans" fo:font-weight="bold" style:font-weight-asian="bold" style:font-weight-complex="bold"/>
    </style:style>
    <style:style style:name="T31" style:family="text">
      <style:text-properties fo:font-size="10pt" style:font-relief="none" style:font-style-complex="normal" style:font-weight-complex="bold" style:font-size-complex="10pt" style:font-name-complex="Lohit Devanagari" style:language-complex="hi" style:country-complex="IN" fo:language="fr" fo:country="FR" fo:text-shadow="none" fo:font-style="normal" style:text-underline-style="none" style:text-underline-color="font-color" style:font-size-asian="10pt" style:font-name="Liberation Sans" fo:font-weight="bold" style:text-line-through-type="none" style:text-outline="false" style:text-line-through-mode="continuous" style:language-asian="zh" style:country-asian="CN" style:font-name-asian="AR PL SungtiL GB" style:font-weight-asian="bold" style:font-style-asian="normal" style:text-emphasize="none" style:text-overline-style="none" style:text-overline-color="font-color"/>
    </style:style>
    <style:style style:name="T32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AR PL SungtiL GB" style:font-name-complex="Lohit Devanagari" fo:font-size="10pt"/>
    </style:style>
    <style:style style:name="T33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AR PL SungtiL GB" style:font-name-complex="Lohit Devanagari" fo:font-size="10pt" fo:font-weight="bold" style:font-weight-asian="bold" style:font-weight-complex="bold"/>
    </style:style>
    <style:style style:name="T34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AR PL SungtiL GB" style:font-name-complex="Lohit Devanagari" fo:font-size="10pt" fo:font-weight="normal" style:font-weight-asian="normal" style:font-weight-complex="normal"/>
    </style:style>
    <style:style style:name="T35" style:family="text">
      <style:text-properties style:language-asian="zh" style:country-asian="CN" style:font-weight-complex="bold"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font-weight="bold" style:font-name-asian="AR PL SungtiL GB" style:text-overline-style="none" style:text-overline-color="font-color" style:font-relief="none" style:text-emphasize="none" style:font-style-complex="normal" style:font-style-asian="normal" style:font-size-complex="10pt" style:font-size-asian="10pt" style:font-name="Liberation Sans" style:font-weight-asian="bold"/>
    </style:style>
    <style:style style:name="T36" style:family="text">
      <style:text-properties style:language-asian="zh" style:country-asian="CN"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-asian="AR PL SungtiL GB" style:text-overline-style="none" style:text-overline-color="font-color" style:font-relief="none" style:text-emphasize="none" style:font-style-complex="normal" style:font-style-asian="normal" style:font-size-complex="10pt" style:font-size-asian="10pt" style:font-name="Liberation Sans" fo:font-weight="normal" style:font-weight-asian="normal" style:font-weight-complex="normal"/>
    </style:style>
    <style:style style:name="T37" style:family="text">
      <style:text-properties style:language-asian="zh" style:country-asian="CN"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-asian="AR PL SungtiL GB" style:text-overline-style="none" style:text-overline-color="font-color" style:font-relief="none" style:text-emphasize="none" style:font-style-complex="normal" style:font-style-asian="normal" style:font-size-complex="10pt" style:font-size-asian="10pt" style:font-name="Liberation Sans" fo:font-weight="bold" style:font-weight-asian="bold" style:font-weight-complex="bold"/>
    </style:style>
    <style:style style:name="T38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weight-asian="bold" style:font-size-complex="10pt" style:text-emphasize="none" style:font-relief="none" style:font-style-asian="normal" style:font-name="Liberation Sans" style:font-name-asian="AR PL SungtiL GB" style:font-weight-complex="bold" fo:font-weight="bold" style:text-overline-style="none" style:text-overline-color="font-color" fo:font-style="normal" style:font-size-asian="10pt"/>
    </style:style>
    <style:style style:name="T39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fo:font-weight="normal" style:font-weight-complex="normal" style:font-weight-asian="normal"/>
    </style:style>
    <style:style style:name="T40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style:font-weight-asian="bold" fo:font-weight="bold" style:font-weight-complex="bold"/>
    </style:style>
    <style:style style:name="T41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fo:font-weight="normal" style:font-weight-asian="normal" style:font-weight-complex="normal"/>
    </style:style>
    <style:style style:name="T42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fo:font-weight="bold" style:font-weight-asian="bold" style:font-weight-complex="bold"/>
    </style:style>
    <style:style style:name="T43" style:family="text">
      <style:text-properties fo:language="fr" fo:country="FR" style:text-outline="false" style:text-underline-style="none" style:text-underline-color="font-color" fo:font-size="10pt" fo:text-shadow="none" style:text-line-through-mode="continuous" style:language-asian="zh" style:country-asian="CN" style:language-complex="hi" style:country-complex="IN" style:font-name-complex="Lohit Devanagari" style:text-line-through-type="none" style:font-style-complex="normal" style:font-size-complex="10pt" style:text-emphasize="none" style:font-relief="none" style:font-style-asian="normal" style:font-name="Liberation Sans" style:font-name-asian="AR PL SungtiL GB" style:text-overline-style="none" style:text-overline-color="font-color" fo:font-style="normal" style:font-size-asian="10pt" style:font-weight-complex="normal" fo:font-weight="normal" style:font-weight-asian="normal"/>
    </style:style>
    <style:style style:name="T44" style:family="text">
      <style:text-properties style:language-asian="zh" style:country-asian="CN" style:font-weight-complex="bold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fo:font-weight="bold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weight-asian="bold" style:font-style-complex="normal"/>
    </style:style>
    <style:style style:name="T45" style:family="text">
      <style:text-properties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style-complex="normal" style:font-weight-complex="normal" style:font-weight-asian="normal" fo:font-weight="normal"/>
    </style:style>
    <style:style style:name="T46" style:family="text">
      <style:text-properties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style-complex="normal" fo:font-weight="bold" style:font-weight-asian="bold" style:font-weight-complex="bold"/>
    </style:style>
    <style:style style:name="T47" style:family="text">
      <style:text-properties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-complex="Lohit Devanagari" style:language-complex="hi" style:country-complex="IN" style:font-name-asian="AR PL SungtiL GB" style:font-name="Liberation Sans" style:font-size-asian="10pt" style:font-size-complex="10pt" style:font-style-asian="normal" style:text-emphasize="none" style:font-relief="none" style:text-overline-style="none" style:text-overline-color="font-color" style:font-style-complex="normal" fo:font-weight="normal" style:font-weight-asian="normal" style:font-weight-complex="normal"/>
    </style:style>
    <style:style style:name="T48" style:family="text">
      <style:text-properties style:text-line-through-mode="continuous" style:font-weight-complex="bold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fo:font-weight="bold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weight-asian="bold"/>
    </style:style>
    <style:style style:name="T49" style:family="text">
      <style:text-properties style:text-line-through-mode="continuous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fo:font-weight="normal" style:font-weight-asian="normal" style:font-weight-complex="normal"/>
    </style:style>
    <style:style style:name="T50" style:family="text">
      <style:text-properties style:text-line-through-mode="continuous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fo:font-weight="bold" style:font-weight-asian="bold" style:font-weight-complex="bold"/>
    </style:style>
    <style:style style:name="T51" style:family="text">
      <style:text-properties style:text-line-through-mode="continuous" style:font-name-asian="AR PL SungtiL GB" fo:language="fr" fo:country="FR" style:text-overline-style="none" style:text-overline-color="font-color" style:font-weight-asian="normal" fo:font-weight="normal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font-weight-complex="normal" style:language-asian="zh" style:country-asian="CN" style:font-name="Liberation Sans" style:language-complex="hi" style:country-complex="IN"/>
    </style:style>
    <style:style style:name="T52" style:family="text">
      <style:text-properties style:text-line-through-mode="continuous" style:font-name-asian="AR PL SungtiL GB" fo:language="fr" fo:country="FR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language-asian="zh" style:country-asian="CN" style:font-name="Liberation Sans" style:language-complex="hi" style:country-complex="IN" fo:font-weight="bold" style:font-weight-complex="bold" style:font-weight-asian="bold"/>
    </style:style>
    <style:style style:name="T53" style:family="text">
      <style:text-properties style:text-line-through-mode="continuous" style:font-name-asian="AR PL SungtiL GB" fo:language="fr" fo:country="FR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language-asian="zh" style:country-asian="CN" style:font-name="Liberation Sans" style:language-complex="hi" style:country-complex="IN" fo:font-weight="normal" style:font-weight-asian="normal" style:font-weight-complex="normal"/>
    </style:style>
    <style:style style:name="T54" style:family="text">
      <style:text-properties style:text-line-through-mode="continuous" style:font-name-asian="AR PL SungtiL GB" fo:language="fr" fo:country="FR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name-complex="Lohit Devanagari" style:font-size-asian="10pt" style:font-size-complex="10pt" style:font-style-asian="normal" style:font-style-complex="normal" style:text-emphasize="none" style:font-relief="none" style:language-asian="zh" style:country-asian="CN" style:font-name="Liberation Sans" style:language-complex="hi" style:country-complex="IN" fo:font-weight="bold" style:font-weight-asian="bold" style:font-weight-complex="bold"/>
    </style:style>
    <style:style style:name="T55" style:family="text">
      <style:text-properties style:font-weight-complex="bold" style:text-emphasize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fo:font-style="normal" style:font-style-complex="normal" style:font-relief="none" fo:font-size="10pt" style:font-name-asian="AR PL SungtiL GB" style:font-name-complex="Lohit Devanagari" style:font-name="Liberation Sans" fo:language="fr" fo:country="FR" style:text-line-through-mode="continuous" fo:text-shadow="none" style:font-style-asian="normal" fo:font-weight="bold" style:font-weight-asian="bold" style:text-outline="false"/>
    </style:style>
    <style:style style:name="T56" style:family="text">
      <style:text-properties style:text-emphasize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fo:font-style="normal" style:font-style-complex="normal" style:font-relief="none" fo:font-size="10pt" style:font-name-asian="AR PL SungtiL GB" style:font-name-complex="Lohit Devanagari" style:font-name="Liberation Sans" fo:language="fr" fo:country="FR" style:text-line-through-mode="continuous" fo:text-shadow="none" style:font-style-asian="normal" style:text-outline="false" style:font-weight-asian="normal" style:font-weight-complex="normal" fo:font-weight="normal"/>
    </style:style>
    <style:style style:name="T57" style:family="text">
      <style:text-properties fo:font-size="10pt" style:text-overline-style="none" style:text-overline-color="font-color" style:font-weight-complex="bold" style:font-style-complex="normal" style:text-underline-style="none" style:text-underline-color="font-color" style:text-line-through-type="none" fo:font-style="normal" style:language-asian="zh" style:country-asian="CN" style:font-name="Liberation Sans" style:text-outline="false" style:font-size-complex="10pt" style:font-size-asian="10pt" fo:language="fr" fo:country="FR" fo:text-shadow="none" fo:font-weight="bold" style:font-weight-asian="bold" style:language-complex="hi" style:country-complex="IN" style:font-name-asian="AR PL SungtiL GB" style:font-style-asian="normal" style:font-relief="none" style:text-emphasize="none" style:font-name-complex="Lohit Devanagari" style:text-line-through-mode="continuous"/>
    </style:style>
    <style:style style:name="T58" style:family="text">
      <style:text-properties fo:font-size="10pt" style:text-overline-style="none" style:text-overline-color="font-color" style:font-style-complex="normal" style:text-underline-style="none" style:text-underline-color="font-color" style:text-line-through-type="none" fo:font-style="normal" style:language-asian="zh" style:country-asian="CN" style:font-name="Liberation Sans" style:text-outline="false" style:font-size-complex="10pt" style:font-size-asian="10pt" fo:language="fr" fo:country="FR" fo:text-shadow="none" style:language-complex="hi" style:country-complex="IN" style:font-name-asian="AR PL SungtiL GB" style:font-style-asian="normal" style:font-relief="none" style:text-emphasize="none" style:font-name-complex="Lohit Devanagari" style:text-line-through-mode="continuous" fo:font-weight="normal" style:font-weight-complex="normal" style:font-weight-asian="normal"/>
    </style:style>
    <style:style style:name="T59" style:family="text">
      <style:text-properties fo:font-size="10pt" style:text-overline-style="none" style:text-overline-color="font-color" style:font-style-complex="normal" style:text-underline-style="none" style:text-underline-color="font-color" style:text-line-through-type="none" fo:font-style="normal" style:language-asian="zh" style:country-asian="CN" style:font-name="Liberation Sans" style:text-outline="false" style:font-size-complex="10pt" style:font-size-asian="10pt" fo:language="fr" fo:country="FR" fo:text-shadow="none" style:language-complex="hi" style:country-complex="IN" style:font-name-asian="AR PL SungtiL GB" style:font-style-asian="normal" style:font-relief="none" style:text-emphasize="none" style:font-name-complex="Lohit Devanagari" style:text-line-through-mode="continuous" fo:font-weight="bold" style:font-weight-asian="bold" style:font-weight-complex="bold"/>
    </style:style>
    <style:style style:name="T60" style:family="text">
      <style:text-properties style:text-overline-style="none" style:text-overline-color="font-color" fo:font-weight="normal" fo:text-shadow="none" style:font-style-complex="normal" style:language-complex="hi" style:country-complex="IN" style:font-size-asian="10pt" style:text-emphasize="none" style:text-line-through-mode="continuous" fo:font-size="10pt" style:font-name-asian="AR PL SungtiL GB" style:font-style-asian="normal" style:text-underline-style="none" style:text-underline-color="font-color" fo:language="fr" fo:country="FR" fo:font-style="normal" style:text-line-through-type="none" style:font-size-complex="10pt" style:font-weight-complex="normal" style:language-asian="zh" style:country-asian="CN" style:font-relief="none" style:font-weight-asian="normal" style:text-outline="false" style:font-name="Liberation Sans" style:font-name-complex="Lohit Devanagari"/>
    </style:style>
    <style:style style:name="T61" style:family="text">
      <style:text-properties style:text-overline-style="none" style:text-overline-color="font-color" fo:text-shadow="none" style:font-style-complex="normal" style:language-complex="hi" style:country-complex="IN" style:font-size-asian="10pt" style:text-emphasize="none" style:text-line-through-mode="continuous" fo:font-size="10pt" style:font-name-asian="AR PL SungtiL GB" style:font-style-asian="normal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fo:font-weight="bold" style:font-weight-asian="bold" style:font-weight-complex="bold"/>
    </style:style>
    <style:style style:name="T62" style:family="text">
      <style:text-properties style:text-overline-style="none" style:text-overline-color="font-color" fo:text-shadow="none" style:font-style-complex="normal" style:language-complex="hi" style:country-complex="IN" style:font-size-asian="10pt" style:text-emphasize="none" style:text-line-through-mode="continuous" fo:font-size="10pt" style:font-name-asian="AR PL SungtiL GB" style:font-style-asian="normal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fo:font-weight="normal" style:font-weight-asian="normal" style:font-weight-complex="normal"/>
    </style:style>
    <style:style style:name="T63" style:family="text">
      <style:text-properties style:text-overline-style="none" style:text-overline-color="font-color" fo:font-weight="normal" style:font-style-asian="normal" style:font-name-asian="AR PL SungtiL GB" fo:font-size="10pt" style:text-line-through-mode="continuous" style:text-emphasize="none" style:font-size-asian="10pt" style:language-complex="hi" style:country-complex="IN" style:font-style-complex="normal" fo:text-shadow="none" style:text-underline-style="none" style:text-underline-color="font-color" fo:language="fr" fo:country="FR" fo:font-style="normal" style:text-line-through-type="none" style:font-size-complex="10pt" style:font-weight-complex="normal" style:language-asian="zh" style:country-asian="CN" style:font-relief="none" style:font-weight-asian="normal" style:text-outline="false" style:font-name="Liberation Sans" style:font-name-complex="Lohit Devanagari"/>
    </style:style>
    <style:style style:name="T64" style:family="text">
      <style:text-properties style:text-overline-style="none" style:text-overline-color="font-color" style:font-style-asian="normal" style:font-name-asian="AR PL SungtiL GB" fo:font-size="10pt" style:text-line-through-mode="continuous" style:text-emphasize="none" style:font-size-asian="10pt" style:language-complex="hi" style:country-complex="IN" style:font-style-complex="normal" fo:text-shadow="none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style:font-weight-complex="bold" style:font-weight-asian="bold" fo:font-weight="bold"/>
    </style:style>
    <style:style style:name="T65" style:family="text">
      <style:text-properties style:text-overline-style="none" style:text-overline-color="font-color" style:font-style-asian="normal" style:font-name-asian="AR PL SungtiL GB" fo:font-size="10pt" style:text-line-through-mode="continuous" style:text-emphasize="none" style:font-size-asian="10pt" style:language-complex="hi" style:country-complex="IN" style:font-style-complex="normal" fo:text-shadow="none" style:text-underline-style="none" style:text-underline-color="font-color" fo:language="fr" fo:country="FR" fo:font-style="normal" style:text-line-through-type="none" style:font-size-complex="10pt" style:language-asian="zh" style:country-asian="CN" style:font-relief="none" style:text-outline="false" style:font-name="Liberation Sans" style:font-name-complex="Lohit Devanagari" fo:font-weight="normal" style:font-weight-asian="normal" style:font-weight-complex="normal"/>
    </style:style>
    <style:style style:name="T6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8" style:family="text">
      <style:text-properties style:font-name-complex="Lohit Devanagari" style:font-relief="none" style:font-name="Liberation Sans" style:language-complex="hi" style:country-complex="IN" style:font-style-complex="normal" style:font-style-asian="normal" style:font-weight-complex="normal" style:font-weight-asian="normal" style:font-size-complex="10pt" style:font-size-asian="10pt" fo:text-shadow="none" style:font-name-asian="AR PL SungtiL GB" style:text-emphasize="none" style:language-asian="zh" style:country-asian="CN" fo:language="fr" fo:country="FR" fo:font-weight="normal" style:text-underline-style="none" style:text-underline-color="font-color" style:text-line-through-type="none" fo:font-style="normal" style:text-outline="false" fo:font-size="10pt" style:text-line-through-mode="continuous" style:text-overline-style="none" style:text-overline-color="font-color"/>
    </style:style>
    <style:style style:name="T69" style:family="text">
      <style:text-properties style:font-name-complex="Lohit Devanagari" style:font-relief="none" style:font-name="Liberation Sans" style:language-complex="hi" style:country-complex="IN" style:font-style-complex="normal" style:font-style-asian="normal" style:font-size-complex="10pt" style:font-size-asian="10pt" fo:text-shadow="none" style:font-name-asian="AR PL SungtiL GB" style:text-emphasize="none" style:language-asian="zh" style:country-asian="CN" fo:language="fr" fo:country="FR" style:text-underline-style="none" style:text-underline-color="font-color" style:text-line-through-type="none" fo:font-style="normal" style:text-outline="false" fo:font-size="10pt" style:text-line-through-mode="continuous" style:text-overline-style="none" style:text-overline-color="font-color" style:font-weight-asian="bold" fo:font-weight="bold" style:font-weight-complex="bold"/>
    </style:style>
    <style:style style:name="T70" style:family="text">
      <style:text-properties style:font-name-complex="Lohit Devanagari" style:font-relief="none" style:font-name="Liberation Sans" style:language-complex="hi" style:country-complex="IN" style:font-style-complex="normal" style:font-style-asian="normal" style:font-size-complex="10pt" style:font-size-asian="10pt" fo:text-shadow="none" style:font-name-asian="AR PL SungtiL GB" style:text-emphasize="none" style:language-asian="zh" style:country-asian="CN" fo:language="fr" fo:country="FR" style:text-underline-style="none" style:text-underline-color="font-color" style:text-line-through-type="none" fo:font-style="normal" style:text-outline="false" fo:font-size="10pt" style:text-line-through-mode="continuous" style:text-overline-style="none" style:text-overline-color="font-color" fo:font-weight="normal" style:font-weight-asian="normal" style:font-weight-complex="normal"/>
    </style:style>
    <style:style style:name="T71" style:family="text">
      <style:text-properties style:font-weight-asian="bold" fo:font-weight="bold" style:font-weight-complex="bold" style:text-outline="false" style:font-name-complex="Lohit Devanagari" style:font-size-asian="10pt" style:font-size-complex="10pt" style:text-line-through-type="none" style:text-line-through-mode="continuous" style:font-style-complex="normal" fo:font-style="normal" style:language-asian="zh" style:country-asian="CN" style:font-relief="none" style:font-style-asian="normal" fo:language="fr" fo:country="FR" style:font-name="Liberation Sans" style:text-emphasize="none" style:text-overline-style="none" style:text-overline-color="font-color" style:language-complex="hi" style:country-complex="IN" fo:text-shadow="none" fo:font-size="10pt" style:text-underline-style="none" style:text-underline-color="font-color" style:font-name-asian="AR PL SungtiL GB"/>
    </style:style>
    <style:style style:name="T72" style:family="text">
      <style:text-properties style:text-outline="false" style:font-name-complex="Lohit Devanagari" style:font-size-asian="10pt" style:font-size-complex="10pt" style:text-line-through-type="none" style:text-line-through-mode="continuous" style:font-style-complex="normal" fo:font-style="normal" style:language-asian="zh" style:country-asian="CN" style:font-relief="none" style:font-style-asian="normal" fo:language="fr" fo:country="FR" style:font-name="Liberation Sans" style:text-emphasize="none" style:text-overline-style="none" style:text-overline-color="font-color" style:language-complex="hi" style:country-complex="IN" fo:text-shadow="none" fo:font-size="10pt" style:text-underline-style="none" style:text-underline-color="font-color" style:font-name-asian="AR PL SungtiL GB" fo:font-weight="normal" style:font-weight-asian="normal" style:font-weight-complex="normal"/>
    </style:style>
    <style:style style:name="T73" style:family="text">
      <style:text-properties style:font-size-asian="10pt" fo:language="fr" fo:country="FR" fo:font-weight="bold" style:font-weight-asian="bold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weight-complex="bold" style:font-size-complex="10pt"/>
    </style:style>
    <style:style style:name="T74" style:family="text">
      <style:text-properties style:font-size-asian="10pt" fo:language="fr" fo:country="FR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size-complex="10pt" fo:font-weight="normal" style:font-weight-complex="normal" style:font-weight-asian="normal"/>
    </style:style>
    <style:style style:name="T75" style:family="text">
      <style:text-properties style:font-size-asian="10pt" fo:language="fr" fo:country="FR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size-complex="10pt" fo:font-weight="bold" style:font-weight-asian="bold" style:font-weight-complex="bold"/>
    </style:style>
    <style:style style:name="T76" style:family="text">
      <style:text-properties style:font-size-asian="10pt" fo:language="fr" fo:country="FR" style:language-complex="hi" style:country-complex="IN" style:font-name-asian="AR PL SungtiL GB" style:font-style-asian="normal" style:font-relief="none" style:text-emphasize="none" style:font-name-complex="Lohit Devanagari" style:text-overline-style="none" style:text-overline-color="font-color" fo:text-shadow="none" fo:font-size="10pt" style:text-line-through-mode="continuous" style:text-outline="false" style:font-name="Liberation Sans" style:language-asian="zh" style:country-asian="CN" fo:font-style="normal" style:text-line-through-type="none" style:text-underline-style="none" style:text-underline-color="font-color" style:font-style-complex="normal" style:font-size-complex="10pt" fo:font-weight="normal" style:font-weight-asian="normal" style:font-weight-complex="normal"/>
    </style:style>
    <style:style style:name="T77" style:family="text">
      <style:text-properties style:font-relief="none" style:font-weight-complex="bold" fo:font-weight="bold" style:font-weight-asian="bold" style:text-overline-style="none" style:text-overline-color="font-color" style:text-line-through-mode="continuous" fo:font-size="10pt" style:text-outline="false" fo:font-style="normal" style:text-line-through-type="none" style:text-underline-style="none" style:text-underline-color="font-color" fo:language="fr" fo:country="FR" style:language-asian="zh" style:country-asian="CN" style:text-emphasize="none" style:font-name-asian="AR PL SungtiL GB" fo:text-shadow="none" style:font-size-asian="10pt" style:font-size-complex="10pt" style:font-style-asian="normal" style:font-style-complex="normal" style:language-complex="hi" style:country-complex="IN" style:font-name="Liberation Sans" style:font-name-complex="Lohit Devanagari"/>
    </style:style>
    <style:style style:name="T78" style:family="text">
      <style:text-properties style:font-relief="none" style:text-overline-style="none" style:text-overline-color="font-color" style:text-line-through-mode="continuous" fo:font-size="10pt" style:text-outline="false" fo:font-style="normal" style:text-line-through-type="none" style:text-underline-style="none" style:text-underline-color="font-color" fo:language="fr" fo:country="FR" style:language-asian="zh" style:country-asian="CN" style:text-emphasize="none" style:font-name-asian="AR PL SungtiL GB" fo:text-shadow="none" style:font-size-asian="10pt" style:font-size-complex="10pt" style:font-style-asian="normal" style:font-style-complex="normal" style:language-complex="hi" style:country-complex="IN" style:font-name="Liberation Sans" style:font-name-complex="Lohit Devanagari" fo:font-weight="normal" style:font-weight-asian="normal" style:font-weight-complex="normal"/>
    </style:style>
    <style:style style:name="T79" style:family="text">
      <style:text-properties style:text-line-through-mode="continuous" style:font-name-asian="AR PL SungtiL GB" style:font-name-complex="Lohit Devanagari" style:font-size-asian="10pt" style:font-size-complex="10pt" style:font-style-asian="normal" style:font-style-complex="normal" style:text-emphasize="none" style:font-relief="none" fo:language="fr" fo:country="FR" style:language-asian="zh" style:country-asian="CN" style:font-name="Liberation Sans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font-weight-complex="normal" fo:font-weight="normal" style:font-weight-asian="normal"/>
    </style:style>
    <style:style style:name="T80" style:family="text">
      <style:text-properties style:text-line-through-mode="continuous" style:text-outline="false" style:text-emphasize="none" style:font-style-complex="normal" fo:font-style="normal" style:text-underline-style="none" style:text-underline-color="font-color" style:text-line-through-type="none" style:font-style-asian="normal" style:font-size-complex="10pt" style:font-name-complex="Lohit Devanagari" style:font-relief="none" style:font-size-asian="10pt" style:font-weight-asian="bold" style:language-complex="hi" style:country-complex="IN" style:font-name="Liberation Sans" fo:font-size="10pt" style:font-name-asian="AR PL SungtiL GB" style:language-asian="zh" style:country-asian="CN" fo:font-weight="bold" fo:text-shadow="none" fo:language="fr" fo:country="FR" style:text-overline-style="none" style:text-overline-color="font-color" style:font-weight-complex="bold"/>
    </style:style>
    <style:style style:name="T81" style:family="text">
      <style:text-properties style:text-line-through-mode="continuous" style:text-outline="false" style:text-emphasize="none" style:font-style-complex="normal" fo:font-style="normal" style:text-underline-style="none" style:text-underline-color="font-color" style:text-line-through-type="none" style:font-style-asian="normal" style:font-size-complex="10pt" style:font-name-complex="Lohit Devanagari" style:font-relief="none" style:font-size-asian="10pt" style:language-complex="hi" style:country-complex="IN" style:font-name="Liberation Sans" fo:font-size="10pt" style:font-name-asian="AR PL SungtiL GB" style:language-asian="zh" style:country-asian="CN" fo:text-shadow="none" fo:language="fr" fo:country="FR" style:text-overline-style="none" style:text-overline-color="font-color" style:font-weight-asian="normal" style:font-weight-complex="normal" fo:font-weight="normal"/>
    </style:style>
    <style:style style:name="T82" style:family="text">
      <style:text-properties style:text-line-through-mode="continuous" style:text-outline="false" style:text-emphasize="none" style:font-style-complex="normal" fo:font-style="normal" style:text-underline-style="none" style:text-underline-color="font-color" style:text-line-through-type="none" style:font-style-asian="normal" style:font-size-complex="10pt" style:font-name-complex="Lohit Devanagari" style:font-relief="none" style:font-size-asian="10pt" style:language-complex="hi" style:country-complex="IN" style:font-name="Liberation Sans" fo:font-size="10pt" style:font-name-asian="AR PL SungtiL GB" style:language-asian="zh" style:country-asian="CN" fo:text-shadow="none" fo:language="fr" fo:country="FR" style:text-overline-style="none" style:text-overline-color="font-color" fo:font-weight="bold" style:font-weight-asian="bold" style:font-weight-complex="bold"/>
    </style:style>
    <style:style style:name="T83" style:family="text">
      <style:text-properties style:font-weight-asian="bold" fo:font-weight="bold" style:font-weight-complex="bold"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/>
    </style:style>
    <style:style style:name="T84" style:family="text">
      <style:text-properties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 fo:font-weight="normal" style:font-weight-asian="normal" style:font-weight-complex="normal"/>
    </style:style>
    <style:style style:name="T85" style:family="text">
      <style:text-properties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 fo:font-weight="bold" style:font-weight-complex="bold" style:font-weight-asian="bold"/>
    </style:style>
    <style:style style:name="T86" style:family="text">
      <style:text-properties fo:text-shadow="none" style:font-size-complex="10pt" style:font-size-asian="10pt" style:language-asian="zh" style:country-asian="CN" style:language-complex="hi" style:country-complex="IN" style:text-overline-style="none" style:text-overline-color="font-color" style:text-underline-style="none" style:text-underline-color="font-color" style:text-line-through-type="none" style:text-outline="false" style:text-line-through-mode="continuous" fo:language="fr" fo:country="FR" style:font-name="Liberation Sans" style:font-name-complex="Lohit Devanagari" style:font-name-asian="AR PL SungtiL GB" fo:font-size="10pt" style:text-emphasize="none" style:font-style-complex="normal" style:font-style-asian="normal" fo:font-style="normal" style:font-relief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fault gramm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&lt;decl&gt; ; &lt;decl_list&gt; | <text:span text:style-name="T1">ɛ)</text:span>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 | 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<text:span text:style-name="T2">: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</text:span><text:span text:style-name="T2">:</text:span><text:span text:style-name="T3">&lt;type&gt; =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(&lt;function&gt; &lt;function_list&gt; | </text:span><text:span text:style-name="T5">ɛ)</text:span>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</text:span>&lt;parameter_list&gt;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 | </text:span><text:span text:style-name="T8">ɛ </text:span><text:span text:style-name="T9">) ;</text:span></text:p>
            <text:p><text:span text:style-name="T10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text:span text:style-name="T3"> | </text:span><text:span text:style-name="T2">boolean </text:span><text:span text:style-name="T3">|</text:span><text:span text:style-name="T2"> void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&lt;nemp_parameter_list&gt; | </text:span><text:span text:style-name="T5">ɛ</text:span>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:&lt;type&gt; | identifier:&lt;type&gt; <text:span text:style-name="T2">,</text:span><text:span text:style-name="T3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(&lt;statement&gt; &lt;statement_block&gt;) | </text:span><text:span text:style-name="T5">ɛ</text:span>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2"> </text:span><text:span text:style-name="T13">;</text:span><text:span text:style-name="T14"> | </text:span><text:span text:style-name="T13">{</text:span><text:span text:style-name="T15"> &lt;statement_block&gt; </text:span><text:span text:style-name="T16">}</text:span><text:span text:style-name="T3"> | </text:span><text:span text:style-name="T11">if</text:span><text:span text:style-name="T17"> &lt;condition&gt; </text:span><text:span text:style-name="T18">{ </text:span><text:span text:style-name="T15">&lt;statement_block&gt; </text:span><text:span text:style-name="T19">}</text:span><text:span text:style-name="T3"> </text:span><text:span text:style-name="T18">else {</text:span><text:span text:style-name="T3"> &lt;statement_block&gt; </text:span><text:span text:style-name="T16">}</text:span><text:span text:style-name="T3"> | </text:span><text:span text:style-name="T18">while </text:span><text:span text:style-name="T12">&lt;condition&gt; </text:span><text:span text:style-name="T18">{</text:span><text:span text:style-name="T17"> &lt;statement_block&gt; </text:span><text:span text:style-name="T2">}</text:span><text:span text:style-name="T3"> | </text:span><text:span text:style-name="T2">skip ;</text:span>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 | <text:span text:style-name="T11">(</text:span><text:span text:style-name="T3"> &lt;expression&gt; </text:span><text:span text:style-name="T2">)</text:span><text:span text:style-name="T14"> | identifier </text:span><text:span text:style-name="T13">(</text:span><text:span text:style-name="T3"> &lt;arg_list&gt; </text:span><text:span text:style-name="T2">)</text:span><text:span text:style-name="T3"> | &lt;fragment&gt;</text:span>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text:span text:style-name="T3"> | </text:span><text:span text:style-name="T2">-</text:span>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<text:span text:style-name="T16">-</text:span><text:span text:style-name="T3"> identifier | number | </text:span><text:span text:style-name="T2">true</text:span><text:span text:style-name="T14"> | </text:span><text:span text:style-name="T2">false</text:span><text:span text:style-name="T3"> | &lt;expression&gt;</text:span>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| </text:span><text:span text:style-name="T2">(</text:span><text:span text:style-name="T3"> &lt;condition&gt; </text:span><text:span text:style-name="T18">)</text:span><text:span text:style-name="T17"> | &lt;expression&gt; &lt;comp_op&gt; &lt;expression&gt; | &lt;condition&gt; ( </text:span><text:span text:style-name="T2">||</text:span><text:span text:style-name="T3"> | </text:span><text:span text:style-name="T2">&amp;&amp;</text:span><text:span text:style-name="T3"> )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 | <text:span text:style-name="T2">!=</text:span> | <text:span text:style-name="T2">&lt;</text:span> | <text:span text:style-name="T2">&lt;=</text:span> | <text:span text:style-name="T2">&gt;</text:span> | <text:span text:style-name="T2">&gt;=</text:span>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&lt;nemp_arg_list&gt; | </text:span><text:span text:style-name="T5">ɛ</text:span>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identifier <text:span text:style-name="T2">,</text:span><text:span text:style-name="T3"> &lt;nemp_arg_list&gt;</text:span></text:p>
          </table:table-cell>
        </table:table-row>
      </table:table>
      <table:table table:name="remove |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2">identifier </text:span><text:span text:style-name="T33">:</text:span><text:span text:style-name="T34"> &lt;type&gt; </text:span><text:span text:style-name="T33">,</text:span><text:span text:style-name="T34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7">(</text:span><text:span text:style-name="T58"> &lt;condition&gt; </text:span><text:span text:style-name="T59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0">&lt;condition&gt; </text:span><text:span text:style-name="T61">||</text:span><text:span text:style-name="T62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3">&lt;condition&gt; </text:span><text:span text:style-name="T64">&amp;&amp;</text:span><text:span text:style-name="T65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identifier </text:span><text:span text:style-name="T66">,</text:span><text:span text:style-name="T67"> &lt;nemp_arg_list&gt;</text:span></text:p>
          </table:table-cell>
        </table:table-row>
      </table:table>
      <table:table table:name="remove void in &lt;type&gt;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2">identifier </text:span><text:span text:style-name="T33">:</text:span><text:span text:style-name="T34"> &lt;type&gt; </text:span><text:span text:style-name="T33">,</text:span><text:span text:style-name="T34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7">(</text:span><text:span text:style-name="T58"> &lt;condition&gt; </text:span><text:span text:style-name="T59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0">&lt;condition&gt; </text:span><text:span text:style-name="T61">||</text:span><text:span text:style-name="T62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63">&lt;condition&gt; </text:span><text:span text:style-name="T64">&amp;&amp;</text:span><text:span text:style-name="T65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identifier </text:span><text:span text:style-name="T66">,</text:span><text:span text:style-name="T67"> &lt;nemp_arg_list&gt;</text:span></text:p>
          </table:table-cell>
        </table:table-row>
      </table:table>
      <table:table table:name="remove some left r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8"> </text:span><text:span text:style-name="T69">,</text:span><text:span text:style-name="T70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7">(</text:span><text:span text:style-name="T58"> &lt;condition&gt; </text:span><text:span text:style-name="T59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condit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71">||</text:span><text:span text:style-name="T72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1">&amp;&amp;</text:span><text:span text:style-name="T72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8"> </text:span><text:span text:style-name="T69">,</text:span><text:span text:style-name="T70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no left rec in condition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8"> </text:span><text:span text:style-name="T69">,</text:span><text:span text:style-name="T70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1">identifier </text:span><text:span text:style-name="T52">(</text:span><text:span text:style-name="T53"> &lt;arg_list&gt; </text:span><text:span text:style-name="T54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3">(</text:span><text:span text:style-name="T74"> &lt;condition&gt; </text:span><text:span text:style-name="T75">)</text:span><text:span text:style-name="T76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||</text:span> &lt;conditio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">&amp;&amp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7">,</text:span><text:span text:style-name="T78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modify fragment + add &lt;cond_op&gt;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8"> </text:span><text:span text:style-name="T69">,</text:span><text:span text:style-name="T70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11">(</text:span><text:span text:style-name="T3"> &lt;arg_list&gt; </text:span><text:span text:style-name="T2">)</text:span><text:span text:style-name="T14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text:span text:style-name="T79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80">(</text:span><text:span text:style-name="T81"> &lt;arg_list&gt; </text:span><text:span text:style-name="T82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3">(</text:span><text:span text:style-name="T74"> &lt;condition&gt; </text:span><text:span text:style-name="T75">)</text:span><text:span text:style-name="T76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7">,</text:span><text:span text:style-name="T78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better rules sorting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6">return (</text:span><text:span text:style-name="T7"> &lt;expression&gt;</text:span><text:span text:style-name="T8"> </text:span><text:span text:style-name="T9">) ;</text:span></text:p>
            <text:p><text:span text:style-name="T10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21">void</text:span><text:span text:style-name="T22"> identifier </text:span><text:span text:style-name="T23">( </text:span><text:span text:style-name="T24">&lt;parameter_list&gt; </text:span><text:span text:style-name="T23">)</text:span></text:p>
            <text:p><text:span text:style-name="T25">{</text:span></text:p>
            <text:p><text:span text:style-name="T26">&lt;decl_list&gt;</text:span></text:p>
            <text:p><text:span text:style-name="T26">&lt;statement_block&gt;</text:span></text:p>
            <text:p><text:span text:style-name="T27">return (</text:span><text:span text:style-name="T28"> </text:span><text:span text:style-name="T29"> </text:span><text:span text:style-name="T30">) ;</text:span></text:p>
            <text:p><text:span text:style-name="T31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77">,</text:span><text:span text:style-name="T78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5">{</text:span><text:span text:style-name="T36"> &lt;statement_block&gt; </text:span><text:span text:style-name="T37">}</text:span><text:span text:style-name="T3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8">if</text:span><text:span text:style-name="T39"> &lt;condition&gt; </text:span><text:span text:style-name="T40">{ </text:span><text:span text:style-name="T41">&lt;statement_block&gt; </text:span><text:span text:style-name="T42">}</text:span><text:span text:style-name="T43"> </text:span><text:span text:style-name="T42">else {</text:span><text:span text:style-name="T41"> &lt;statement_block&gt; </text:span><text:span text:style-name="T4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while </text:span><text:span text:style-name="T45">&lt;condition&gt; </text:span><text:span text:style-name="T46">{</text:span><text:span text:style-name="T47"> &lt;statement_block&gt; </text:span><text:span text:style-name="T46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83">(</text:span><text:span text:style-name="T84"> &lt;arg_list&gt; </text:span><text:span text:style-name="T85">)</text:span><text:span text:style-name="T84"> </text:span><text:span text:style-name="T86">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7">,</text:span><text:span text:style-name="T78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8">(</text:span><text:span text:style-name="T49"> &lt;expression&gt; </text:span><text:span text:style-name="T50">)</text:span><text:span text:style-name="T79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5">-</text:span><text:span text:style-name="T56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80">(</text:span><text:span text:style-name="T81"> &lt;arg_list&gt; </text:span><text:span text:style-name="T82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20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73">(</text:span><text:span text:style-name="T74"> &lt;condition&gt; </text:span><text:span text:style-name="T75">)</text:span><text:span text:style-name="T76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23:10.961296219</meta:creation-date>
    <dc:date>2019-10-09T23:47:19.764174946</dc:date>
    <meta:editing-duration>PT1H32S</meta:editing-duration>
    <meta:editing-cycles>14</meta:editing-cycles>
    <meta:generator>LibreOffice/6.0.7.3$Linux_X86_64 LibreOffice_project/00m0$Build-3</meta:generator>
    <meta:document-statistic meta:table-count="7" meta:cell-count="676" meta:object-count="0"/>
  </office:meta>
</office:document-meta>
</file>